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o Bacon</text:p>
      <text:p text:style-name="P1">CSE 351 hw 2</text:p>
      <text:p text:style-name="P1"/>
      <text:p text:style-name="P2">3.33 A 0x80003c</text:p>
      <text:p text:style-name="P2"><text:s text:c="8"/>B 0x800014</text:p>
      <text:p text:style-name="P2"><text:s text:c="8"/>C 0x800038, 0x800034</text:p>
      <text:p text:style-name="P2"><text:s text:c="8"/>D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Stack Address</text:p>
          </table:table-cell>
          <table:table-cell table:style-name="Table1.B1" office:value-type="string">
            <text:p text:style-name="P3">Stack Content</text:p>
          </table:table-cell>
        </table:table-row>
        <table:table-row>
          <table:table-cell table:style-name="Table1.A2" office:value-type="string">
            <text:p text:style-name="P3">0x80003c</text:p>
          </table:table-cell>
          <table:table-cell table:style-name="Table1.B2" office:value-type="string">
            <text:p text:style-name="P3">0x800060</text:p>
          </table:table-cell>
        </table:table-row>
        <table:table-row>
          <table:table-cell table:style-name="Table1.A2" office:value-type="string">
            <text:p text:style-name="P3">0x800038</text:p>
          </table:table-cell>
          <table:table-cell table:style-name="Table1.B2" office:value-type="string">
            <text:p text:style-name="P3">0x53</text:p>
          </table:table-cell>
        </table:table-row>
        <table:table-row>
          <table:table-cell table:style-name="Table1.A2" office:value-type="string">
            <text:p text:style-name="P3">0x800034</text:p>
          </table:table-cell>
          <table:table-cell table:style-name="Table1.B2" office:value-type="string">
            <text:p text:style-name="P3">0x46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0x80001c</text:p>
          </table:table-cell>
          <table:table-cell table:style-name="Table1.B2" office:value-type="string">
            <text:p text:style-name="P3">0x800038</text:p>
          </table:table-cell>
        </table:table-row>
        <table:table-row>
          <table:table-cell table:style-name="Table1.A2" office:value-type="string">
            <text:p text:style-name="P3">0x800018</text:p>
          </table:table-cell>
          <table:table-cell table:style-name="Table1.B2" office:value-type="string">
            <text:p text:style-name="P3">0x800034</text:p>
          </table:table-cell>
        </table:table-row>
        <table:table-row>
          <table:table-cell table:style-name="Table1.A2" office:value-type="string">
            <text:p text:style-name="P3">0x800014</text:p>
          </table:table-cell>
          <table:table-cell table:style-name="Table1.B2" office:value-type="string">
            <text:p text:style-name="P3">0x800070</text:p>
          </table:table-cell>
        </table:table-row>
      </table:table>
      <text:p text:style-name="P2"/>
      <text:p text:style-name="P2"><text:s text:c="8"/>E 0x800020 through 0x800033 are not used.</text:p>
      <text:p text:style-name="P2"/>
      <text:p text:style-name="P2">3.59</text:p>
      <text:p text:style-name="P2"><text:tab/>switch(n) {</text:p>
      <text:p text:style-name="P2"/>
      <text:p text:style-name="P2"><text:tab/>case 32:</text:p>
      <text:p text:style-name="P2"><text:tab/>case 34:</text:p>
      <text:p text:style-name="P2"><text:tab/><text:tab/>result = result &lt;&lt; 2;</text:p>
      <text:p text:style-name="P2"><text:tab/><text:tab/>break;</text:p>
      <text:p text:style-name="P2"/>
      <text:p text:style-name="P2"><text:tab/>case 35:</text:p>
      <text:p text:style-name="P2"><text:tab/><text:tab/>result = result &gt;&gt; 2;</text:p>
      <text:p text:style-name="P2"><text:tab/><text:tab/>break;</text:p>
      <text:p text:style-name="P2"/>
      <text:p text:style-name="P2"><text:tab/>case 36:</text:p>
      <text:p text:style-name="P2"><text:tab/><text:tab/>result *= 3;</text:p>
      <text:p text:style-name="P2"/>
      <text:p text:style-name="P2"><text:tab/>case 37:</text:p>
      <text:p text:style-name="P2"><text:tab/><text:tab/>result = result * result;</text:p>
      <text:p text:style-name="P2"/>
      <text:p text:style-name="P2"><text:tab/>default:</text:p>
      <text:p text:style-name="P2"><text:tab/><text:tab/>result += 10;</text:p>
      <text:p text:style-name="P2"><text:tab/>}</text:p>
      <text:p text:style-name="P2"/>
      <text:p text:style-name="P2">3.65</text:p>
      <text:p text:style-name="P2"><text:tab/>A = 5</text:p>
      <text:p text:style-name="P2"><text:tab/>B = 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1T18:28:58</meta:creation-date>
    <dc:date>2012-02-22T22:18:40</dc:date>
    <meta:editing-duration>PT2H33M57S</meta:editing-duration>
    <meta:editing-cycles>7</meta:editing-cycles>
    <meta:generator>LibreOffice/3.4$Unix LibreOffice_project/340m1$Build-502</meta:generator>
    <meta:document-statistic meta:table-count="1" meta:image-count="0" meta:object-count="0" meta:page-count="1" meta:paragraph-count="40" meta:word-count="83" meta:character-count="461" meta:non-whitespace-character-count="361"/>
  </office:meta>
</office:document-meta>
</file>